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f1cd1" officeooo:paragraph-rsid="000f1cd1"/>
    </style:style>
    <style:style style:name="P2" style:family="paragraph" style:parent-style-name="Heading_20_1">
      <style:text-properties officeooo:rsid="001130f9" officeooo:paragraph-rsid="001130f9"/>
    </style:style>
    <style:style style:name="P3" style:family="paragraph" style:parent-style-name="Heading_20_2">
      <style:text-properties officeooo:rsid="001130f9" officeooo:paragraph-rsid="001130f9"/>
    </style:style>
    <style:style style:name="P4" style:family="paragraph" style:parent-style-name="Heading_20_2">
      <style:text-properties officeooo:paragraph-rsid="001130f9"/>
    </style:style>
    <style:style style:name="P5" style:family="paragraph" style:parent-style-name="Standard">
      <style:text-properties officeooo:rsid="001130f9" officeooo:paragraph-rsid="001130f9"/>
    </style:style>
    <style:style style:name="P6" style:family="paragraph" style:parent-style-name="Standard">
      <style:text-properties officeooo:paragraph-rsid="00125319"/>
    </style:style>
    <style:style style:name="P7" style:family="paragraph" style:parent-style-name="Standard">
      <style:text-properties fo:font-weight="bold" officeooo:paragraph-rsid="00125319" style:font-weight-asian="bold" style:font-weight-complex="bold"/>
    </style:style>
    <style:style style:name="P8" style:family="paragraph" style:parent-style-name="Standard">
      <style:text-properties fo:font-weight="bold" officeooo:paragraph-rsid="001383f4" style:font-weight-asian="bold" style:font-weight-complex="bold"/>
    </style:style>
    <style:style style:name="P9" style:family="paragraph" style:parent-style-name="Standard" style:list-style-name="L2">
      <style:text-properties fo:font-weight="bold" officeooo:rsid="001383f4" officeooo:paragraph-rsid="001383f4" style:font-weight-asian="bold" style:font-weight-complex="bold"/>
    </style:style>
    <style:style style:name="P10" style:family="paragraph" style:parent-style-name="Text_20_body">
      <style:text-properties officeooo:rsid="000f1cd1" officeooo:paragraph-rsid="000f1cd1"/>
    </style:style>
    <style:style style:name="P11" style:family="paragraph" style:parent-style-name="Text_20_body" style:list-style-name="L1">
      <style:text-properties officeooo:rsid="000f1cd1" officeooo:paragraph-rsid="000f1cd1"/>
    </style:style>
    <style:style style:name="P12" style:family="paragraph" style:parent-style-name="Text_20_body" style:list-style-name="L1">
      <style:text-properties officeooo:rsid="0010e1c7" officeooo:paragraph-rsid="0010e1c7"/>
    </style:style>
    <style:style style:name="P13" style:family="paragraph" style:parent-style-name="Text_20_body">
      <style:text-properties officeooo:rsid="0010e1c7" officeooo:paragraph-rsid="0010e1c7"/>
    </style:style>
    <style:style style:name="P14" style:family="paragraph" style:parent-style-name="Text_20_body">
      <style:text-properties officeooo:rsid="001130f9" officeooo:paragraph-rsid="001130f9"/>
    </style:style>
    <style:style style:name="P15" style:family="paragraph" style:parent-style-name="Text_20_body">
      <style:text-properties officeooo:paragraph-rsid="001130f9"/>
    </style:style>
    <style:style style:name="P16" style:family="paragraph" style:parent-style-name="Title">
      <style:text-properties officeooo:rsid="000f1cd1" officeooo:paragraph-rsid="000f1cd1"/>
    </style:style>
    <style:style style:name="T1" style:family="text">
      <style:text-properties officeooo:rsid="001130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0f9" style:font-weight-asian="normal" style:font-weight-complex="normal"/>
    </style:style>
    <style:style style:name="T4" style:family="text">
      <style:text-properties fo:font-weight="normal" officeooo:rsid="00125319" style:font-weight-asian="normal" style:font-weight-complex="normal"/>
    </style:style>
    <style:style style:name="T5" style:family="text">
      <style:text-properties fo:font-weight="normal" officeooo:rsid="001383f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30f9" style:font-weight-asian="bold" style:font-weight-complex="bold"/>
    </style:style>
    <style:style style:name="T8" style:family="text">
      <style:text-properties fo:font-weight="bold" officeooo:rsid="001383f4" style:font-weight-asian="bold" style:font-weight-complex="bold"/>
    </style:style>
    <style:style style:name="T9" style:family="text">
      <style:text-properties fo:font-weight="bold" officeooo:rsid="00125319" style:font-weight-asian="bold" style:font-weight-complex="bold"/>
    </style:style>
    <style:style style:name="T10" style:family="text">
      <style:text-properties style:font-name="Liberation Sans" fo:font-size="16.1000003814697pt" fo:font-weight="bold" officeooo:rsid="001130f9" style:font-name-asian="Microsoft YaHei" style:font-size-asian="16.1000003814697pt" style:font-weight-asian="bold" style:font-name-complex="Arial" style:font-size-complex="16.1000003814697pt" style:font-weight-complex="bold"/>
    </style:style>
    <style:style style:name="T11" style:family="text">
      <style:text-properties officeooo:rsid="001253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LTIN TOPLAMA OYUNU</text:p>
      <text:h text:style-name="P1" text:outline-level="1">Klasör Yapısı</text:h>
      <text:list xml:id="list3802932595" text:style-name="L1">
        <text:list-item>
          <text:p text:style-name="P11">Game</text:p>
          <text:list>
            <text:list-item>
              <text:p text:style-name="P11">Map</text:p>
              <text:list>
                <text:list-item>
                  <text:p text:style-name="P11">Abstract</text:p>
                  <text:list>
                    <text:list-item>
                      <text:p text:style-name="P11">IMap.cs <text:s/>(interface)</text:p>
                    </text:list-item>
                  </text:list>
                </text:list-item>
                <text:list-item>
                  <text:p text:style-name="P11">Concrete</text:p>
                  <text:list>
                    <text:list-item>
                      <text:p text:style-name="P11">Map.cs (class)</text:p>
                    </text:list-item>
                  </text:list>
                </text:list-item>
              </text:list>
            </text:list-item>
            <text:list-item>
              <text:p text:style-name="P11">Player</text:p>
              <text:list>
                <text:list-item>
                  <text:p text:style-name="P11">Abstract</text:p>
                  <text:list>
                    <text:list-item>
                      <text:p text:style-name="P11">IPlayer.cs (interface)</text:p>
                    </text:list-item>
                  </text:list>
                </text:list-item>
                <text:list-item>
                  <text:p text:style-name="P11">Concrete</text:p>
                  <text:list>
                    <text:list-item>
                      <text:p text:style-name="P11">Players</text:p>
                      <text:list>
                        <text:list-item>
                          <text:p text:style-name="P11">Aplayer.cs (class)</text:p>
                        </text:list-item>
                        <text:list-item>
                          <text:p text:style-name="P11">Bplayer.cs (class)</text:p>
                        </text:list-item>
                        <text:list-item>
                          <text:p text:style-name="P11">Cplayer.cs (class)</text:p>
                        </text:list-item>
                        <text:list-item>
                          <text:p text:style-name="P11">Dplayer.cs (class)</text:p>
                        </text:list-item>
                      </text:list>
                    </text:list-item>
                    <text:list-item>
                      <text:p text:style-name="P11">Player.cs (clas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Resource</text:p>
          <text:list>
            <text:list-item>
              <text:p text:style-name="P12">Resimler bulunuyor</text:p>
            </text:list-item>
          </text:list>
        </text:list-item>
        <text:list-item>
          <text:p text:style-name="P11">UI</text:p>
          <text:list>
            <text:list-item>
              <text:p text:style-name="P12">Start.cs (Form)</text:p>
            </text:list-item>
            <text:list-item>
              <text:p text:style-name="P12">GameScreen.cs (Form)</text:p>
            </text:list-item>
            <text:list-item>
              <text:p text:style-name="P12">ScoreBoard.cs (Form)</text:p>
            </text:list-item>
          </text:list>
        </text:list-item>
      </text:list>
      <text:p text:style-name="P13"/>
      <text:p text:style-name="P13"/>
      <text:h text:style-name="P2" text:outline-level="1"><text:soft-page-break/>Projede Bulunan <text:s/>Sınıflar ve Fonksiyonları</text:h>
      <text:h text:style-name="P3" text:outline-level="2">Class, Abstract, Interface Nedir?</text:h>
      <text:p text:style-name="Standard"><text:span text:style-name="T6">Interface</text:span>: Nesne yönelimli programlama dillerinde arayüz, değişik sınıflardan nesnelerin kategorize edilmesini sağlayan bir soyut tür çeşitidir.</text:p>
      <text:p text:style-name="P5"><text:span text:style-name="T6"/></text:p>
      <text:p text:style-name="P5"><text:span text:style-name="T6">Abstract</text:span>: Abstract Method, sadece Abstract Class'ların içerisinde tanımlanabilen, tanımlanırken gövde bulundurmayan, daha sonra içerisinde bulunduğu Abstract Class kalıtılırken override edilen Method'lardır. Abstract Method'lar, Private olarak tanımlanamaz.</text:p>
      <text:p text:style-name="P5"><text:span text:style-name="T6"/></text:p>
      <text:p text:style-name="P5"><text:span text:style-name="T6">Class</text:span>: Sınıf, nesne yönelimli programlama dillerinde nesnelerin özelliklerini, davranışlarını ve başlangıç durumlarını tanımlamak için kullanılan şablonlara verilen addır. Bir sınıftan türetilmiş bir nesne ise o sınıfın örneği olarak tanımlanır. Sınıflar genelde şahıs, yer ya da bir nesnenin ismini temsil ederler.</text:p>
      <text:p text:style-name="P5"/>
      <text:p text:style-name="P5"/>
      <text:h text:style-name="P3" text:outline-level="2">Map/Abstract/IMap.cs (Interface)</text:h>
      <text:p text:style-name="P14">Map sınıfını kategorize etmek için kullanılan bir sınıftır. Map sınıfı içerisinde bulunması gerek metotları belirtmektedir.</text:p>
      <text:h text:style-name="P4" text:outline-level="2"><text:span text:style-name="T1">Map/</text:span><text:span text:style-name="T10">Concrete</text:span><text:span text:style-name="T1">/Map.cs (</text:span><text:span text:style-name="T10">Class</text:span><text:span text:style-name="T1">)</text:span></text:h>
      <text:p text:style-name="Standard"><text:s/>IMap interface inden kalıtım almaktadır.</text:p>
      <text:p text:style-name="Standard"/>
      <text:p text:style-name="Standard"><text:span text:style-name="T6">string[,]</text:span> <text:span text:style-name="T7">GetMap()</text:span><text:span text:style-name="T3">: Oyun haritasını 2 boyutlu string tipinde dizi olarak geri döndürür.</text:span></text:p>
      <text:p text:style-name="P6"><text:span text:style-name="T6"/></text:p>
      <text:p text:style-name="P6"><text:span text:style-name="T6">int[,] GetGoldMap()</text:span><text:span text:style-name="T2">: </text:span><text:span text:style-name="T4">Oyunda bulunan altınların haritasını </text:span><text:span text:style-name="T3">2 boyutlu </text:span><text:span text:style-name="T4">int</text:span><text:span text:style-name="T3"> tipinde dizi olarak geri döndürür.</text:span></text:p>
      <text:p text:style-name="P7"/>
      <text:p text:style-name="P7">int[,] GetPrivateGoldMap()<text:span text:style-name="T2">: </text:span><text:span text:style-name="T4">Oyunda bulunan gizli altınların haritasını </text:span><text:span text:style-name="T3">2 boyutlu </text:span><text:span text:style-name="T4">int</text:span><text:span text:style-name="T3"> tipinde dizi olarak geri döndürür.</text:span></text:p>
      <text:p text:style-name="P7"/>
      <text:p text:style-name="P7">int[] GetPlayerTarget(string playerName)<text:span text:style-name="T2">: </text:span><text:span text:style-name="T4">Parametre olarak gönderilen oyuncunun hedeflediği altının koordinat bilgilerini dizi olarak geriye döndürür.(0 indexi </text:span><text:span text:style-name="T11">Y</text:span><text:span text:style-name="T4"> düzlemindeki koordinatı, 1 indexi </text:span><text:span text:style-name="T11">X</text:span><text:span text:style-name="T4"> düzlemindeki koordinatı temsil eder.)</text:span></text:p>
      <text:p text:style-name="P7"/>
      <text:p text:style-name="P7">int GetPlayerRemainingSteps(string playerName)<text:span text:style-name="T2">: </text:span><text:span text:style-name="T4">Parametre olarak gönderilen oyuncunun hedeflediği altına kalan adım sayısını geriye döndürür.</text:span></text:p>
      <text:p text:style-name="P7"><text:span text:style-name="T4"/></text:p>
      <text:p text:style-name="P7">int GetGoldCount()<text:span text:style-name="T2">: </text:span><text:span text:style-name="T4">Oyun alanında bulunan görünür altınların sayısını geriye döndürür.</text:span></text:p>
      <text:p text:style-name="Standard"/>
      <text:p text:style-name="P6"><text:span text:style-name="T6">int GetPrivateGoldCount()</text:span><text:span text:style-name="T2">: </text:span><text:span text:style-name="T4">Oyun alanında bulunan gizli altınların sayısını geriye döndürür.</text:span></text:p>
      <text:p text:style-name="Standard"/>
      <text:p text:style-name="P6"><text:span text:style-name="T6">string GetMapPointValue(int CordY, int CordX)</text:span><text:span text:style-name="T2">: </text:span><text:span text:style-name="T4">2 boyutlu </text:span><text:span text:style-name="T9">Harita</text:span><text:span text:style-name="T4"> dizisi üzerinde girilen koordinat parametrelerinde bulunan değeri geri döndürür.</text:span></text:p>
      <text:p text:style-name="Standard"/>
      <text:p text:style-name="P6"><text:span text:style-name="T6">int GetGoldPointValue(int CordY, int CordX)</text:span><text:span text:style-name="T2">: </text:span><text:span text:style-name="T4">2 boyutlu </text:span><text:span text:style-name="T9">Altın Haritası</text:span><text:span text:style-name="T4"> dizisi üzerinde girilen koordinat parametlerinde bulunan altın değerini geri döndürür.</text:span></text:p>
      <text:p text:style-name="Standard"/>
      <text:p text:style-name="P6"><text:soft-page-break/><text:span text:style-name="T6">int GetPrivateGoldPointValue(int CordY, int CordX)</text:span><text:span text:style-name="T2">: </text:span><text:span text:style-name="T4">2 boyutlu </text:span><text:span text:style-name="T8">Gizli </text:span><text:span text:style-name="T9">Altın Haritası</text:span><text:span text:style-name="T4"> dizisi üzerinde girilen koordinat parametlerinde bulunan </text:span><text:span text:style-name="T5">gizli </text:span><text:span text:style-name="T4">altın değerini geri döndürür.</text:span></text:p>
      <text:p text:style-name="Standard"/>
      <text:p text:style-name="P8">int GetGameOrder()<text:span text:style-name="T2">: </text:span><text:span text:style-name="T5">Oyun sırasının hangi oyuncuda olduğunu geriye döndürür. </text:span></text:p>
      <text:list xml:id="list220184889" text:style-name="L2">
        <text:list-item>
          <text:p text:style-name="P9"><text:span text:style-name="T2">A</text:span></text:p>
        </text:list-item>
        <text:list-item>
          <text:p text:style-name="P9"><text:span text:style-name="T2">B</text:span></text:p>
        </text:list-item>
        <text:list-item>
          <text:p text:style-name="P9"><text:span text:style-name="T2">C</text:span></text:p>
        </text:list-item>
        <text:list-item>
          <text:p text:style-name="P9"><text:span text:style-name="T2">D</text:span></text:p>
        </text:list-item>
      </text:list>
      <text:p text:style-name="Standard"/>
      <text:p text:style-name="Standard"/>
      <text:p text:style-name="Standard"><text:s text:c="8"/>int GetGameOrder();// Oyun sırasının hangi oyuncuda olduğunu döndürür.</text:p>
      <text:p text:style-name="Standard"/>
      <text:p text:style-name="Standard"><text:s text:c="8"/>bool IsFull();// Harita tamamen dolu mu ?</text:p>
      <text:p text:style-name="Standard"/>
      <text:p text:style-name="Standard"><text:s text:c="8"/>bool GetgameOver();// Oyun bitti mi ?</text:p>
      <text:p text:style-name="Standard"/>
      <text:p text:style-name="Standard"><text:s text:c="8"/>string GetgameOverReason();// Oyunun bitiş sebebini döndürür.</text:p>
      <text:p text:style-name="Standard"/>
      <text:p text:style-name="Standard"><text:s text:c="8"/>public string GetMapString();//</text:p>
      <text:p text:style-name="Standard"/>
      <text:p text:style-name="Standard"><text:s text:c="8"/>#endregion GET</text:p>
      <text:p text:style-name="Standard"/>
      <text:p text:style-name="Standard"><text:s text:c="8"/>#region SET</text:p>
      <text:p text:style-name="Standard"/>
      <text:p text:style-name="Standard"><text:s text:c="8"/>void SetPlayerTarget(int targetY, int targetX, string playerName);// Oyuncuya hedef ver.</text:p>
      <text:p text:style-name="Standard"/>
      <text:p text:style-name="Standard"><text:s text:c="8"/>void SetPlayerRemainingSteps(int steps, string playerName);// Oyuncunun hedefe kaç adımı var.</text:p>
      <text:p text:style-name="Standard"/>
      <text:p text:style-name="Standard"><text:s text:c="8"/>void SetGameOrder();// Oyun sırasını belirler.</text:p>
      <text:p text:style-name="Standard"/>
      <text:p text:style-name="Standard"><text:s text:c="8"/>#endregion SET</text:p>
      <text:p text:style-name="Standard"/>
      <text:p text:style-name="Standard"><text:s text:c="8"/>#region REMOVE</text:p>
      <text:p text:style-name="Standard"/>
      <text:p text:style-name="Standard"><text:s text:c="8"/>void RemovePlayersIsDeath(int gameOrder);// Altını bitip ölen oyuncuyu oyun sırasından çıkarır.</text:p>
      <text:p text:style-name="Standard"/>
      <text:p text:style-name="Standard"><text:s text:c="8"/>public void RemoveGoldPoint(int CordY, int CordX);// Altın haritasinda girilen koordinatlardaki altını siler.</text:p>
      <text:p text:style-name="Standard"/>
      <text:p text:style-name="Standard"><text:s text:c="8"/>void RemovePrivateGoldPoint(int yCord, int xCord);// Gizli Altın haritasinda girilen koordinatlardaki altını siler.</text:p>
      <text:p text:style-name="Standard"/>
      <text:p text:style-name="Standard"><text:s text:c="8"/>#endregion REMOVE</text:p>
      <text:p text:style-name="Standard"/>
      <text:p text:style-name="Standard"><text:s text:c="8"/>#region UPDATE</text:p>
      <text:p text:style-name="Standard"/>
      <text:p text:style-name="Standard"><text:s text:c="8"/>void UpdateGoldMapPoint(int CordY, int CordX, int data);// Altın matrisinin girilen koordinatındaki değeri değiştirir.</text:p>
      <text:p text:style-name="Standard"/>
      <text:p text:style-name="Standard"><text:soft-page-break/><text:s text:c="8"/>void UpdateMapPointData(int CordY, int CordX, string data);// Harita matrisinin girilen koordinatındaki değeri değiştirir.</text:p>
      <text:p text:style-name="Standard"/>
      <text:p text:style-name="Standard"><text:s text:c="8"/>void UpdatePrivateGoldMapPoint(int CordY, int CordX, int data);// Gizli aktın matrisinin girilen koordinatındaki değeri değiştirir.</text:p>
      <text:p text:style-name="Standard"/>
      <text:p text:style-name="Standard"><text:s text:c="8"/>void AddPlayer(int CordY, int CordX, string PlayerCode); // Oyuncuyu haritaya ekler.</text:p>
      <text:p text:style-name="Standard"/>
      <text:p text:style-name="Standard"><text:s text:c="8"/>void AddAllGold(int GoldRate, int PrivateGoldRate); // Kaç adet altın eklenecek. Yüzde kaçı gizli.</text:p>
      <text:p text:style-name="Standard"/>
      <text:p text:style-name="Standard"><text:s text:c="8"/>#endregion UPDATE</text:p>
      <text:p text:style-name="P15"/>
      <text:p text:style-name="P15"/>
      <text:p text:style-name="Standard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5:02:28.765000000</meta:creation-date>
    <dc:date>2020-11-17T15:51:55.925000000</dc:date>
    <meta:editing-duration>PT6M45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4" meta:paragraph-count="71" meta:word-count="518" meta:character-count="4400" meta:non-whitespace-character-count="3791"/>
  </office:meta>
</office:document-meta>
</file>